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BF3385F3103A937.png" manifest:media-type="image/png"/>
  <manifest:file-entry manifest:full-path="Pictures/10000200000000AB000000AB137C49279A385EC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238e"/>
    </style:style>
    <style:style style:name="P2" style:family="paragraph" style:parent-style-name="Standard">
      <style:paragraph-properties fo:text-align="start" style:justify-single-word="false"/>
      <style:text-properties officeooo:paragraph-rsid="001c238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c238e"/>
    </style:style>
    <style:style style:name="T1" style:family="text">
      <style:text-properties style:text-position="super 58%"/>
    </style:style>
    <style:style style:name="T2" style:family="text">
      <style:text-properties officeooo:rsid="001bc049"/>
    </style:style>
    <style:style style:name="T3" style:family="text">
      <style:text-properties officeooo:rsid="000bc1da"/>
    </style:style>
    <style:style style:name="T4" style:family="text">
      <style:text-properties officeooo:rsid="001cbd4f"/>
    </style:style>
    <style:style style:name="T5" style:family="text">
      <style:text-properties officeooo:rsid="001e8997"/>
    </style:style>
    <style:style style:name="T6" style:family="text">
      <style:text-properties officeooo:rsid="001f5c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2.01" style:data-style-name="N0">2.01</text:variable-set>: Distance, Velocity, and Time</text:p>
      <text:p text:style-name="P1"/>
      <text:list xml:id="list4334989862334831541" text:style-name="L1">
        <text:list-item>
          <text:p text:style-name="P3">You are being chased by velociraptors. <text:s/>If you know that it takes a velociraptor 4 seconds to run 1<text:span text:style-name="T2">2</text:span>0 meters, what is the minimum speed you need to drive (in meters per second) in order to <text:span text:style-name="T3">not be eaten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204507265843920" text:continue-numbering="true" text:style-name="L1">
        <text:list-item>
          <text:p text:style-name="P3">A bowling alley is 19.16 meters long. <text:s/>If it takes <text:span text:style-name="T2">3</text:span>.5 seconds from the time you throw it for the ball to strike the pins, what is the speed at which you threw the bowling ball?</text:p>
        </text:list-item>
      </text:list>
      <text:p text:style-name="P2"/>
      <text:p text:style-name="P2"/>
      <text:p text:style-name="P2"/>
      <text:p text:style-name="P2"/>
      <text:list xml:id="list204507107569708" text:continue-numbering="true" text:style-name="L1">
        <text:list-item>
          <text:p text:style-name="P3">How far does a baseball travel if it is airborne for 10 seconds, traveling at a speed of <text:span text:style-name="T4">6</text:span>0 m/s?</text:p>
        </text:list-item>
      </text:list>
      <text:p text:style-name="P2"/>
      <text:p text:style-name="P2"/>
      <text:p text:style-name="P2"/>
      <text:p text:style-name="P2"/>
      <text:list xml:id="list204506704996955" text:continue-numbering="true" text:style-name="L1">
        <text:list-item>
          <text:p text:style-name="P3">Thunderstorm is moving in from the north. <text:s/>It is traveling at a speed of <text:span text:style-name="T4">3</text:span> m/s toward the south. <text:s/>If it will take the storm 7.5 minutes to arrive at J. M. Hanks High School, how far away is it now?</text:p>
        </text:list-item>
      </text:list>
      <text:p text:style-name="P2"/>
      <text:p text:style-name="P2"/>
      <text:p text:style-name="P2"/>
      <text:p text:style-name="P2"/>
      <text:list xml:id="list204506900838727" text:continue-numbering="true" text:style-name="L1">
        <text:list-item>
          <text:p text:style-name="P3">Sound travels through the air at an average speed of 343 m/s. If a lightning bolt is seen 1<text:span text:style-name="T4">5</text:span>00 m away, how long will it take before we hear the thunder?</text:p>
        </text:list-item>
      </text:list>
      <text:p text:style-name="P2"/>
      <text:p text:style-name="P2"/>
      <text:p text:style-name="P2"/>
      <text:p text:style-name="P2"/>
      <text:list xml:id="list204507161951296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04506263489435" text:continue-numbering="true" text:style-name="L1">
        <text:list-item>
          <text:p text:style-name="P3">You are following the road to town in order to meet with the ruler who has a strange affection for the color green. <text:s/>However, you think that you might never make it to your destination, because it is a hefty 1<text:span text:style-name="T5">0</text:span>,000 meters away. <text:s/>For the first <text:span text:style-name="T5">2</text:span>,<text:span text:style-name="T5">5</text:span>00 meters you travel at an average rate of 1 meter per second. <text:s/>You then meet a brainless companion who likes to dance and sing, which only <text:s/>slows you down to a speed of 0.5 meters per second for the next <text:span text:style-name="T5">2,5</text:span>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4506288314516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506241188446" text:continue-numbering="true" text:style-name="L1">
        <text:list-item>
          <text:list>
            <text:list-item>
              <text:p text:style-name="P3">How long does it take to sing and dance your way through the second <text:span text:style-name="T6">25</text:span>00 meter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505428101886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2"/>
      <text:p text:style-name="P2"/>
      <text:p text:style-name="P2"/>
      <text:list xml:id="list204505828249907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2"/>
      <text:p text:style-name="P2"/>
      <text:list xml:id="list204507089353294" text:continue-numbering="true" text:style-name="L1">
        <text:list-item>
          <text:p text:style-name="P3">Frodo and Sam are <text:span text:style-name="T5">7</text:span>7 meters from a group of Orcs, but are cursed with shorter legs. They are running away from the Orcs at 3 m/s, but the Orcs are overtaking them by running at 7 m/s. <text:s/></text:p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506960096830" text:continue-numbering="true" text:style-name="L1">
        <text:list-item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137C49279A385ECC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7BF3385F3103A937.png" xlink:type="simple" xlink:show="embed" xlink:actuate="onLoad"/></draw:frame> <text:s text:c="20"/>Name:<text:tab/><text:tab/><text:date style:data-style-name="N37" text:date-value="2016-08-29T20:45:05.155016505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688451293</meta:creation-date>
    <meta:editing-duration>PT57S</meta:editing-duration>
    <meta:editing-cycles>6</meta:editing-cycles>
    <meta:generator>LibreOffice/5.0.6.2$Linux_X86_64 LibreOffice_project/00$Build-2</meta:generator>
    <meta:initial-creator>Jonas Williamson</meta:initial-creator>
    <dc:date>2016-08-29T20:45:05.127667505</dc:date>
    <meta:document-statistic meta:table-count="0" meta:image-count="2" meta:object-count="0" meta:page-count="2" meta:paragraph-count="18" meta:word-count="483" meta:character-count="2432" meta:non-whitespace-character-count="1932"/>
  </office:meta>
</office:document-meta>
</file>